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A000000DD000000DD245BE18F0D847CFC.svm" manifest:media-type="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12.93mm" svg:height="131.23mm" svg:x="60.5mm" svg:y="11.64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84.55mm" svg:height="94.19mm" svg:x="84.15mm" svg:y="10.58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85.24mm" svg:height="103.72mm" svg:x="51.53mm" svg:y="1.32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84.56mm" svg:height="125.15mm" svg:x="90.61mm" svg:y="3.96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3*([.A2]*PI()/180)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3*([.A3]*PI()/180)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3*([.A4]*PI()/180))" office:value-type="float" office:value="0.500000000000003" calcext:value-type="float">
            <text:p>0,500000000000003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3*([.A5]*PI()/180))" office:value-type="float" office:value="0.707106781186546" calcext:value-type="float">
            <text:p>0,707106781186546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3*([.A6]*PI()/180)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3*([.A7]*PI()/180)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3*([.A8]*PI()/180)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3*([.A9]*PI()/180)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3*([.A10]*PI()/180)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3*([.A11]*PI()/180))" office:value-type="float" office:value="0.707106781186548" calcext:value-type="float">
            <text:p>0,707106781186548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3*([.A12]*PI()/180)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3*([.A13]*PI()/180))" office:value-type="float" office:value="0.258819045102522" calcext:value-type="float">
            <text:p>0,25881904510252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3*([.A14]*PI()/180)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3*([.A15]*PI()/180))" office:value-type="float" office:value="-0.258819045102519" calcext:value-type="float">
            <text:p>-0,258819045102519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3*([.A16]*PI()/180))" office:value-type="float" office:value="-0.500000000000002" calcext:value-type="float">
            <text:p>-0,500000000000002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3*([.A17]*PI()/180))" office:value-type="float" office:value="-0.707106781186546" calcext:value-type="float">
            <text:p>-0,707106781186546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3*([.A18]*PI()/180))" office:value-type="float" office:value="-0.866025403784439" calcext:value-type="float">
            <text:p>-0,866025403784439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3*([.A19]*PI()/180))" office:value-type="float" office:value="-0.965925826289069" calcext:value-type="float">
            <text:p>-0,965925826289069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3*([.A20]*PI()/180)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3*([.A21]*PI()/180)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3*([.A22]*PI()/180))" office:value-type="float" office:value="-0.866025403784439" calcext:value-type="float">
            <text:p>-0,866025403784439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3*([.A23]*PI()/180))" office:value-type="float" office:value="-0.707106781186548" calcext:value-type="float">
            <text:p>-0,707106781186548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3*([.A24]*PI()/180)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3*([.A25]*PI()/180))" office:value-type="float" office:value="-0.258819045102518" calcext:value-type="float">
            <text:p>-0,258819045102518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3*([.A26]*PI()/180)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3*([.A27]*PI()/180))" office:value-type="float" office:value="0.258819045102523" calcext:value-type="float">
            <text:p>0,258819045102523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3*([.A28]*PI()/180)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3*([.A29]*PI()/180))" office:value-type="float" office:value="0.707106781186548" calcext:value-type="float">
            <text:p>0,707106781186548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3*([.A30]*PI()/180))" office:value-type="float" office:value="0.866025403784438" calcext:value-type="float">
            <text:p>0,866025403784438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3*([.A31]*PI()/180)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3*([.A32]*PI()/180)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3*([.A33]*PI()/180)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3*([.A34]*PI()/180)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3*([.A35]*PI()/180))" office:value-type="float" office:value="0.707106781186547" calcext:value-type="float">
            <text:p>0,707106781186547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3*([.A36]*PI()/180)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3*([.A37]*PI()/180))" office:value-type="float" office:value="0.25881904510252" calcext:value-type="float">
            <text:p>0,2588190451025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3*([.A38]*PI()/180)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3*([.A39]*PI()/180))" office:value-type="float" office:value="-0.258819045102523" calcext:value-type="float">
            <text:p>-0,258819045102523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3*([.A40]*PI()/180)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3*([.A41]*PI()/180))" office:value-type="float" office:value="-0.707106781186548" calcext:value-type="float">
            <text:p>-0,707106781186548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3*([.A42]*PI()/180)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3*([.A43]*PI()/180)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3*([.A44]*PI()/180)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3*([.A45]*PI()/180)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3*([.A46]*PI()/180))" office:value-type="float" office:value="-0.866025403784438" calcext:value-type="float">
            <text:p>-0,866025403784438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3*([.A47]*PI()/180)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3*([.A48]*PI()/180))" office:value-type="float" office:value="-0.5" calcext:value-type="float">
            <text:p>-0,5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3*([.A49]*PI()/180)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3*([.A50]*PI()/180)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3*([.A51]*PI()/180)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3*([.A52]*PI()/180)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3*([.A53]*PI()/180))" office:value-type="float" office:value="0.707106781186547" calcext:value-type="float">
            <text:p>0,707106781186547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3*([.A54]*PI()/180)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3*([.A55]*PI()/180)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3*([.A56]*PI()/180)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3*([.A57]*PI()/180)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3*([.A58]*PI()/180)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3*([.A59]*PI()/180)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3*([.A60]*PI()/180)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3*([.A61]*PI()/180))" office:value-type="float" office:value="0.258819045102521" calcext:value-type="float">
            <text:p>0,258819045102521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3*([.A62]*PI()/180)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3*([.A63]*PI()/180)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3*([.A64]*PI()/180)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3*([.A65]*PI()/180)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3*([.A66]*PI()/180)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3*([.A67]*PI()/180)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3*([.A68]*PI()/180)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3*([.A69]*PI()/180)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3*([.A70]*PI()/180)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3*([.A71]*PI()/180)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3*([.A72]*PI()/180)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3*([.A73]*PI()/180)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3*([.A74]*PI()/180)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3*([.A75]*PI()/180)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3*([.A76]*PI()/180)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3*([.A77]*PI()/180)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3*([.A78]*PI()/180)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3*([.A79]*PI()/180)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3*([.A80]*PI()/180)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3*([.A81]*PI()/180)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3*([.A82]*PI()/180)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3*([.A83]*PI()/180)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3*([.A84]*PI()/180)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3*([.A85]*PI()/180)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3*([.A86]*PI()/180)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3*([.A87]*PI()/180))" office:value-type="float" office:value="-0.258819045102521" calcext:value-type="float">
            <text:p>-0,258819045102521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3*([.A88]*PI()/180)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3*([.A89]*PI()/180)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3*([.A90]*PI()/180)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3*([.A91]*PI()/180)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3*([.A92]*PI()/180)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3*([.A93]*PI()/180)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3*([.A94]*PI()/180)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3*([.A95]*PI()/180))" office:value-type="float" office:value="-0.707106781186547" calcext:value-type="float">
            <text:p>-0,707106781186547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3*([.A96]*PI()/180)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3*([.A97]*PI()/180)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3*([.A98]*PI()/180)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3*([.A99]*PI()/180)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3*([.A100]*PI()/180))" office:value-type="float" office:value="0.5" calcext:value-type="float">
            <text:p>0,5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3*([.A101]*PI()/180)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3*([.A102]*PI()/180))" office:value-type="float" office:value="0.866025403784438" calcext:value-type="float">
            <text:p>0,866025403784438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3*([.A103]*PI()/180)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3*([.A104]*PI()/180)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3*([.A105]*PI()/180)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3*([.A106]*PI()/180)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3*([.A107]*PI()/180))" office:value-type="float" office:value="0.707106781186548" calcext:value-type="float">
            <text:p>0,707106781186548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3*([.A108]*PI()/180)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3*([.A109]*PI()/180))" office:value-type="float" office:value="0.258819045102523" calcext:value-type="float">
            <text:p>0,258819045102523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3*([.A110]*PI()/180)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3*([.A111]*PI()/180))" office:value-type="float" office:value="-0.25881904510252" calcext:value-type="float">
            <text:p>-0,2588190451025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3*([.A112]*PI()/180)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3*([.A113]*PI()/180))" office:value-type="float" office:value="-0.707106781186547" calcext:value-type="float">
            <text:p>-0,707106781186547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3*([.A114]*PI()/180)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3*([.A115]*PI()/180)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3*([.A116]*PI()/180)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3*([.A117]*PI()/180)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3*([.A118]*PI()/180))" office:value-type="float" office:value="-0.866025403784438" calcext:value-type="float">
            <text:p>-0,866025403784438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3*([.A119]*PI()/180))" office:value-type="float" office:value="-0.707106781186548" calcext:value-type="float">
            <text:p>-0,707106781186548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3*([.A120]*PI()/180)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3*([.A121]*PI()/180))" office:value-type="float" office:value="-0.258819045102523" calcext:value-type="float">
            <text:p>-0,258819045102523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3*([.A122]*PI()/180)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3*([.A123]*PI()/180))" office:value-type="float" office:value="0.258819045102518" calcext:value-type="float">
            <text:p>0,258819045102518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3*([.A124]*PI()/180)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3*([.A125]*PI()/180))" office:value-type="float" office:value="0.707106781186548" calcext:value-type="float">
            <text:p>0,707106781186548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3*([.A126]*PI()/180))" office:value-type="float" office:value="0.866025403784439" calcext:value-type="float">
            <text:p>0,866025403784439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3*([.A127]*PI()/180)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3*([.A128]*PI()/180)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3*([.A129]*PI()/180))" office:value-type="float" office:value="0.965925826289069" calcext:value-type="float">
            <text:p>0,965925826289069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3*([.A130]*PI()/180))" office:value-type="float" office:value="0.866025403784439" calcext:value-type="float">
            <text:p>0,866025403784439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3*([.A131]*PI()/180))" office:value-type="float" office:value="0.707106781186546" calcext:value-type="float">
            <text:p>0,707106781186546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3*([.A132]*PI()/180))" office:value-type="float" office:value="0.500000000000002" calcext:value-type="float">
            <text:p>0,500000000000002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3*([.A133]*PI()/180))" office:value-type="float" office:value="0.258819045102519" calcext:value-type="float">
            <text:p>0,258819045102519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3*([.A134]*PI()/180)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3*([.A135]*PI()/180))" office:value-type="float" office:value="-0.258819045102522" calcext:value-type="float">
            <text:p>-0,25881904510252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3*([.A136]*PI()/180)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3*([.A137]*PI()/180))" office:value-type="float" office:value="-0.707106781186548" calcext:value-type="float">
            <text:p>-0,707106781186548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3*([.A138]*PI()/180)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3*([.A139]*PI()/180)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3*([.A140]*PI()/180)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3*([.A141]*PI()/180)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3*([.A142]*PI()/180)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3*([.A143]*PI()/180))" office:value-type="float" office:value="-0.707106781186546" calcext:value-type="float">
            <text:p>-0,707106781186546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3*([.A144]*PI()/180))" office:value-type="float" office:value="-0.500000000000003" calcext:value-type="float">
            <text:p>-0,500000000000003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3*([.A145]*PI()/180)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3*([.A146]*PI()/180)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67.72mm" svg:height="98.69mm" svg:x="40.96mm" svg:y="4.76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70.82mm" svg:height="77.53mm" svg:x="49.14mm" svg:y="6.35mm">
            <loext:p/>
            <draw:object draw:notify-on-update-of-ranges="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9mm" svg:height="89.99mm" svg:x="61.45mm" svg:y="3.39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62" calcext:value-type="float">
            <text:p>3,62</text:p>
          </table:table-cell>
          <table:table-cell table:style-name="ce8" table:formula="of:=RAND()*0.5+0.5" office:value-type="percentage" office:value="0.527540943560356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12" calcext:value-type="float">
            <text:p>1,12</text:p>
          </table:table-cell>
          <table:table-cell table:style-name="ce8" table:formula="of:=RAND()*0.5+0.5" office:value-type="percentage" office:value="0.617431062307772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82" calcext:value-type="float">
            <text:p>3,82</text:p>
          </table:table-cell>
          <table:table-cell table:style-name="ce8" table:formula="of:=RAND()*0.5+0.5" office:value-type="percentage" office:value="0.71375849392583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43" calcext:value-type="float">
            <text:p>1,43</text:p>
          </table:table-cell>
          <table:table-cell table:style-name="ce8" table:formula="of:=RAND()*0.5+0.5" office:value-type="percentage" office:value="0.537111415914563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43" calcext:value-type="float">
            <text:p>2,43</text:p>
          </table:table-cell>
          <table:table-cell table:style-name="ce8" table:formula="of:=RAND()*0.5+0.5" office:value-type="percentage" office:value="0.959697051697301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17" calcext:value-type="float">
            <text:p>4,17</text:p>
          </table:table-cell>
          <table:table-cell table:style-name="ce8" table:formula="of:=RAND()*0.5+0.5" office:value-type="percentage" office:value="0.818938093020734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95" calcext:value-type="float">
            <text:p>4,95</text:p>
          </table:table-cell>
          <table:table-cell table:style-name="ce8" table:formula="of:=RAND()*0.5+0.5" office:value-type="percentage" office:value="0.934541412278612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27" calcext:value-type="float">
            <text:p>2,27</text:p>
          </table:table-cell>
          <table:table-cell table:style-name="ce8" table:formula="of:=RAND()*0.5+0.5" office:value-type="percentage" office:value="0.722888099141083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01" calcext:value-type="float">
            <text:p>4,01</text:p>
          </table:table-cell>
          <table:table-cell table:style-name="ce8" table:formula="of:=RAND()*0.5+0.5" office:value-type="percentage" office:value="0.547206842542584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94" calcext:value-type="float">
            <text:p>4,94</text:p>
          </table:table-cell>
          <table:table-cell table:style-name="ce8" table:formula="of:=RAND()*0.5+0.5" office:value-type="percentage" office:value="0.956377055943873" calcext:value-type="percentage">
            <text:p>96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7:37:31.97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7:55:12.102000000</dc:date>
    <meta:generator>LibreOffice/5.4.2.2$Windows_x86 LibreOffice_project/22b09f6418e8c2d508a9eaf86b2399209b0990f4</meta:generator>
    <meta:editing-duration>PT2H41M46S</meta:editing-duration>
    <meta:editing-cycles>27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tru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inimum="45000" chart:maximum="50000" chart:origin="0" chart:interval-major="10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729fcf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94cm" svg:height="13.124cm" xlink:href=".." xlink:type="simple" chart:class="chart:line" chart:style-name="ch1">
        <chart:title svg:x="8.87cm" svg:y="0.398cm" chart:style-name="ch2">
          <text:p>Wykres giełdowy</text:p>
        </chart:title>
        <chart:subtitle svg:x="9.558cm" svg:y="1.439cm" chart:style-name="ch3">
          <text:p>na rok 2012</text:p>
        </chart:subtitle>
        <chart:legend chart:legend-position="end" svg:x="18.124cm" svg:y="6.263cm" style:legend-expansion="high" chart:style-name="ch4"/>
        <chart:plot-area chart:style-name="ch5" table:cell-range-address="'1. Giełda'.A1:'1. Giełda'.B22" chart:data-source-has-labels="both" svg:x="1.478cm" svg:y="2.228cm" svg:width="16.259cm" svg:height="9.492cm">
          <chartooo:coordinate-region svg:x="3.237cm" svg:y="2.427cm" svg:width="14.5cm" svg:height="7.35cm"/>
          <chart:axis chart:dimension="x" chart:name="primary-x" chart:style-name="ch6" chartooo:axis-type="auto">
            <chartooo:date-scale/>
            <chart:title svg:x="9.206cm" svg:y="11.982cm" chart:style-name="ch7">
              <text:p>Data</text:p>
            </chart:title>
            <chart:categories table:cell-range-address="'1. Giełda'.A2:'1. Giełda'.A22"/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493cm" svg:y="7.613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true"/>
    </style:style>
    <style:style style:name="ch5" style:family="chart" style:data-style-name="N1000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chart:link-data-style-to-source="true" chart:data-label-number="value-and-percentage" chart:data-label-text="true" chart:data-label-symbol="true" chart:label-position="outside">
        <chart:label-separator>
          <text:p><text:line-break/></text:p>
        </chart:label-separator>
      </style:chart-properties>
      <style:graphic-properties draw:stroke="none" draw:fill-color="#f04e4d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66b3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f04e4d"/>
    </style:style>
    <style:style style:name="ch12" style:family="chart">
      <style:chart-properties chart:solid-type="cuboid"/>
      <style:graphic-properties draw:fill-color="#add58a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56cm" svg:height="9.42cm" xlink:href=".." xlink:type="simple" chart:class="chart:circle" chart:style-name="ch1">
        <chart:title svg:x="6.935cm" svg:y="0.324cm" chart:style-name="ch2">
          <text:p>Wybory samorządowe</text:p>
        </chart:title>
        <chart:legend chart:legend-position="end" svg:x="14.208cm" svg:y="3.664cm" style:legend-expansion="high" chart:style-name="ch3"/>
        <chart:plot-area chart:style-name="ch4" table:cell-range-address="'2. Wybory'.A1:'2. Wybory'.B5" chart:data-source-has-labels="both" svg:x="0.234cm" svg:y="1.178cm" svg:width="13.576cm" svg:height="7.832cm">
          <chartooo:coordinate-region svg:x="3.453cm" svg:y="2.297cm" svg:width="6.713cm" svg:height="6.713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25cm" svg:height="10.373cm" xlink:href=".." xlink:type="simple" chart:class="chart:scatter" chart:style-name="ch1">
        <chart:legend chart:legend-position="end" svg:x="16.996cm" svg:y="4.887cm" style:legend-expansion="high" chart:style-name="ch2"/>
        <chart:plot-area chart:style-name="ch3" table:cell-range-address="'3. Matematyczne I'.A2:'3. Matematyczne I'.B102 '3. Matematyczne I'.B1:'3. Matematyczne I'.B1" chart:data-source-has-labels="row" svg:x="0.37cm" svg:y="0.207cm" svg:width="16.256cm" svg:height="9.959cm">
          <chartooo:coordinate-region svg:x="0.516cm" svg:y="0.406cm" svg:width="16.016cm" svg:height="9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89c765" draw:fill-color="#89c765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f450" draw:fill-color="#fff450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ce181e" draw:fill-color="#ce18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57cm" svg:height="12.516cm" xlink:href=".." xlink:type="simple" chart:class="chart:scatter" chart:style-name="ch1">
        <chart:legend chart:legend-position="end" svg:x="15.473cm" svg:y="5.461cm" style:legend-expansion="high" chart:style-name="ch2"/>
        <chart:plot-area chart:style-name="ch3" table:cell-range-address="'4. Matematyczne II'.A2:'4. Matematyczne II'.D146 '4. Matematyczne II'.B1:'4. Matematyczne II'.D1" chart:data-source-has-labels="row" svg:x="0.369cm" svg:y="0.25cm" svg:width="14.735cm" svg:height="12.016cm">
          <chartooo:coordinate-region svg:x="0.7cm" svg:y="0.449cm" svg:width="14.123cm" svg:height="11.6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draw:stroke-dash="Ultrafine_20_Dashed" svg:stroke-width="0.08cm" svg:stroke-color="#ce181e" draw:fill-color="#ce181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73cm" svg:height="9.87cm" xlink:href=".." xlink:type="simple" chart:class="chart:scatter" chart:style-name="ch1">
        <chart:legend chart:legend-position="end" svg:x="15.833cm" svg:y="4.636cm" style:legend-expansion="high" chart:style-name="ch2"/>
        <chart:plot-area chart:style-name="ch3" table:cell-range-address="'5. Pomiary'.A2:'5. Pomiary'.B32 '5. Pomiary'.B1:'5. Pomiary'.B1" chart:data-source-has-labels="row" svg:x="0.416cm" svg:y="0.244cm" svg:width="15.078cm" svg:height="9.436cm">
          <chartooo:coordinate-region svg:x="0.958cm" svg:y="0.443cm" svg:width="14.296cm" svg:height="9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minimum="1" chart:maximum="1000000" chart:origin="0" chart:interval-minor-divis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b75bc"/>
    </style:style>
    <style:style style:name="ch9" style:family="chart">
      <style:chart-properties chart:solid-type="cuboid"/>
      <style:graphic-properties draw:fill-color="#00b6bd"/>
    </style:style>
    <style:style style:name="ch10" style:family="chart">
      <style:chart-properties chart:solid-type="cuboid"/>
      <style:graphic-properties draw:fill-color="#f79448"/>
    </style:style>
    <style:style style:name="ch11" style:family="chart">
      <style:chart-properties chart:solid-type="cuboid"/>
      <style:graphic-properties draw:fill-color="#ed1c24"/>
    </style:style>
    <style:style style:name="ch12" style:family="chart">
      <style:chart-properties chart:solid-type="cuboid"/>
      <style:graphic-properties draw:fill-color="#c2e0ae"/>
    </style:style>
    <style:style style:name="ch13" style:family="chart">
      <style:chart-properties chart:solid-type="cuboid"/>
      <style:graphic-properties draw:fill-color="#820f71"/>
    </style:style>
    <style:style style:name="ch14" style:family="chart">
      <style:chart-properties chart:solid-type="cuboid"/>
      <style:graphic-properties draw:fill-color="#fff9ae"/>
    </style:style>
    <style:style style:name="ch15" style:family="chart">
      <style:chart-properties chart:solid-type="cuboid"/>
      <style:graphic-properties draw:fill-color="#9d85b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083cm" svg:height="7.754cm" xlink:href=".." xlink:type="simple" chart:class="chart:bar" chart:style-name="ch1">
        <chart:title svg:x="7.518cm" svg:y="0.16cm" chart:style-name="ch2">
          <text:p>Częstość</text:p>
        </chart:title>
        <chart:plot-area chart:style-name="ch3" table:cell-range-address="'6. Nazwiska'.A1:'6. Nazwiska'.B9" chart:data-source-has-labels="both" svg:x="0.248cm" svg:y="0.804cm" svg:width="15.999cm" svg:height="6.905cm">
          <chartooo:coordinate-region svg:x="1.795cm" svg:y="1.003cm" svg:width="14.452cm" svg:height="4.402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45cm" svg:y="3.952cm" style:legend-expansion="high" chart:style-name="ch2"/>
        <chart:plot-area chart:style-name="ch3" table:cell-range-address="'7. Klasyfikacja'.A1:'7. Klasyfikacja'.C11" chart:data-source-has-labels="both" svg:x="0.32cm" svg:y="0.18cm" svg:width="12.005cm" svg:height="8.64cm">
          <chartooo:coordinate-region svg:x="0.756cm" svg:y="0.38cm" svg:width="10.445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3.62">
                <text:p>3.62</text:p>
                <draw:g>
                  <svg:desc>'7. Klasyfikacja'.B2:'7. Klasyfikacja'.B11</svg:desc>
                </draw:g>
              </table:table-cell>
              <table:table-cell office:value-type="float" office:value="0.527540943560356">
                <text:p>0.527540943560356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12">
                <text:p>1.12</text:p>
              </table:table-cell>
              <table:table-cell office:value-type="float" office:value="0.617431062307772">
                <text:p>0.61743106230777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82">
                <text:p>3.82</text:p>
              </table:table-cell>
              <table:table-cell office:value-type="float" office:value="0.71375849392583">
                <text:p>0.71375849392583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3">
                <text:p>1.43</text:p>
              </table:table-cell>
              <table:table-cell office:value-type="float" office:value="0.537111415914563">
                <text:p>0.537111415914563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43">
                <text:p>2.43</text:p>
              </table:table-cell>
              <table:table-cell office:value-type="float" office:value="0.959697051697301">
                <text:p>0.959697051697301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17">
                <text:p>4.17</text:p>
              </table:table-cell>
              <table:table-cell office:value-type="float" office:value="0.818938093020734">
                <text:p>0.818938093020734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95">
                <text:p>4.95</text:p>
              </table:table-cell>
              <table:table-cell office:value-type="float" office:value="0.934541412278612">
                <text:p>0.934541412278612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2.27">
                <text:p>2.27</text:p>
              </table:table-cell>
              <table:table-cell office:value-type="float" office:value="0.722888099141083">
                <text:p>0.722888099141083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01">
                <text:p>4.01</text:p>
              </table:table-cell>
              <table:table-cell office:value-type="float" office:value="0.547206842542584">
                <text:p>0.547206842542584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94">
                <text:p>4.94</text:p>
              </table:table-cell>
              <table:table-cell office:value-type="float" office:value="0.956377055943873">
                <text:p>0.9563770559438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